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82b6" officeooo:paragraph-rsid="000c82b6"/>
    </style:style>
    <style:style style:name="P2" style:family="paragraph" style:parent-style-name="Standard">
      <style:text-properties officeooo:rsid="0012751b" officeooo:paragraph-rsid="0012751b"/>
    </style:style>
    <style:style style:name="P3" style:family="paragraph" style:parent-style-name="Standard">
      <style:text-properties officeooo:rsid="0012932f" officeooo:paragraph-rsid="0012932f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0de71a" officeooo:paragraph-rsid="000de71a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6pt" officeooo:rsid="000c82b6" officeooo:paragraph-rsid="000c82b6" style:font-size-asian="16pt" style:font-size-complex="16pt"/>
    </style:style>
    <style:style style:name="P6" style:family="paragraph" style:parent-style-name="Standard">
      <style:text-properties fo:font-size="16pt" officeooo:rsid="000de71a" officeooo:paragraph-rsid="000de71a" style:font-size-asian="16pt" style:font-size-complex="16pt"/>
    </style:style>
    <style:style style:name="P7" style:family="paragraph" style:parent-style-name="Standard">
      <style:text-properties fo:font-size="16pt" officeooo:rsid="000fe1d3" officeooo:paragraph-rsid="000fe1d3" style:font-size-asian="16pt" style:font-size-complex="16pt"/>
    </style:style>
    <style:style style:name="P8" style:family="paragraph" style:parent-style-name="Standard">
      <style:text-properties fo:font-size="16pt" officeooo:rsid="000fe1d3" officeooo:paragraph-rsid="0011604b" style:font-size-asian="16pt" style:font-size-complex="16pt"/>
    </style:style>
    <style:style style:name="P9" style:family="paragraph" style:parent-style-name="Standard">
      <style:text-properties fo:font-size="16pt" officeooo:rsid="0012751b" officeooo:paragraph-rsid="0012751b" style:font-size-asian="16pt" style:font-size-complex="16pt"/>
    </style:style>
    <style:style style:name="P10" style:family="paragraph" style:parent-style-name="Standard">
      <style:text-properties fo:font-size="16pt" officeooo:rsid="0012932f" officeooo:paragraph-rsid="0012932f" style:font-size-asian="16pt" style:font-size-complex="16pt"/>
    </style:style>
    <style:style style:name="P11" style:family="paragraph" style:parent-style-name="Standard">
      <style:text-properties fo:font-size="16pt" officeooo:rsid="0012751b" officeooo:paragraph-rsid="0012751b" style:font-size-asian="16pt" style:font-size-complex="16pt"/>
    </style:style>
    <style:style style:name="T1" style:family="text">
      <style:text-properties officeooo:rsid="000de71a"/>
    </style:style>
    <style:style style:name="T2" style:family="text">
      <style:text-properties officeooo:rsid="000e1baa"/>
    </style:style>
    <style:style style:name="T3" style:family="text">
      <style:text-properties officeooo:rsid="0011604b"/>
    </style:style>
    <style:style style:name="T4" style:family="text">
      <style:text-properties officeooo:rsid="0012932f"/>
    </style:style>
    <style:style style:name="T5" style:family="text">
      <style:text-properties officeooo:rsid="001ba0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EXERCISE-1</text:p>
      <text:p text:style-name="P1"/>
      <text:p text:style-name="P5">1 -&gt; pwd ; ls -al</text:p>
      <text:p text:style-name="P5"/>
      <text:p text:style-name="P5">2 -&gt; mkdir intern- 2020 rapidops-2020 </text:p>
      <text:p text:style-name="P5"/>
      <text:p text:style-name="P5">3 -&gt; <text:span text:style-name="T1">touch intern-2020/dev.txt intern-2020/helloworld.txt</text:span><text:tab/></text:p>
      <text:p text:style-name="P5"/>
      <text:p text:style-name="P6">4 -&gt; ls &gt; intern-2020/dev.txt;</text:p>
      <text:p text:style-name="P6"><text:s text:c="7"/>echo “helloworld” &gt; intern-2020/helloworld.txt<text:line-break/></text:p>
      <text:p text:style-name="P6">5 -&gt; cp intern-2020/dev.txt intern-2020/helloworld.txt rapidops-2020/</text:p>
      <text:p text:style-name="P6"/>
      <text:p text:style-name="P6">6 -&gt; <text:span text:style-name="T2">cd rapidops-2020;</text:span></text:p>
      <text:p text:style-name="P6"><text:s text:c="8"/><text:span text:style-name="T2">mv dev.txt newdev.txt ; mv helloworld.txt newhello.txt</text:span></text:p>
      <text:p text:style-name="P6"/>
      <text:p text:style-name="P7">7 -&gt; chmod u+r ../intern-2020/dev.txt ; </text:p>
      <text:p text:style-name="P8"><text:s text:c="8"/>chmod <text:span text:style-name="T3">760 </text:span>../intern-2020/<text:span text:style-name="T3">helloworld</text:span>.txt</text:p>
      <text:p text:style-name="P8"/>
      <text:p text:style-name="P9">8 -&gt; tar -cvf rapidops.tar ../rapidops-2020 ; </text:p>
      <text:p text:style-name="P9"><text:s text:c="7"/>cd ../intern-2020</text:p>
      <text:p text:style-name="P9"/>
      <text:p text:style-name="P9">9 -&gt; cp ../rapidops-2020/rapidops.tar ../intern-2020 ;</text:p>
      <text:p text:style-name="P9"><text:s text:c="7"/><text:span text:style-name="T5">rm ../rapidops-2020/rapidops.tar</text:span></text:p>
      <text:p text:style-name="P9"/>
      <text:p text:style-name="P9">10 -&gt; find -iname dev.txt</text:p>
      <text:p text:style-name="P9"/>
      <text:p text:style-name="P9">11 -&gt; top</text:p>
      <text:p text:style-name="P9"/>
      <text:p text:style-name="P9">12 -&gt; <text:span text:style-name="T4">free ; df -h</text:span></text:p>
      <text:p text:style-name="P9"/>
      <text:p text:style-name="P10">13 -&gt; ps -a ; ps 2654</text:p>
      <text:p text:style-name="P10"/>
      <text:p text:style-name="P10">14 -&gt; wget https://releases.mattermost.com/desktop/4.3.2/mattermost-desktop-4.3.2-linux-i386.deb</text:p>
      <text:p text:style-name="P10"/>
      <text:p text:style-name="P10">15 -&gt; ifconfig ; netstat -ie </text:p>
      <text:p text:style-name="P10"/>
      <text:p text:style-name="P3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23:08.197340528</meta:creation-date>
    <dc:date>2020-01-10T14:20:08.899070834</dc:date>
    <meta:editing-duration>PT6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102" meta:character-count="812" meta:non-whitespace-character-count="688"/>
  </office:meta>
</office:document-meta>
</file>